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b5efb"/>
    </style:style>
    <style:style style:name="T2" style:family="text">
      <style:text-properties style:font-name="Liberation Mono" fo:font-size="10pt" officeooo:rsid="001b5efb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/ip firewall filter add action=add-src-to-address-list address-list=BlackList address-list-timeout=10h chain=</text:span><text:span text:style-name="Source_20_Text"><text:span text:style-name="T2">forward</text:span></text:span><text:span text:style-name="Source_20_Text"> connection-state=new</text:span></text:p>
      <text:p text:style-name="P1"><text:span text:style-name="Source_20_Text">/ip firewall filter add action=drop chain=</text:span><text:span text:style-name="Source_20_Text"><text:span text:style-name="T2">forward</text:span></text:span><text:span text:style-name="Source_20_Text"> in-interface-list=!InternalInterfaces comment="Chain: Input. Rule #15 \"Drop All\": drop_all packets that do not meet the early conditions, except from trusted interfaces."</text:span></text:p>
      <text:p text:style-name="P1"><text:span text:style-name="Source_20_Text">/interface list add name=ExternalInterfaces comment="Untrusted network interfaces (internet, external etc)."</text:span></text:p>
      <text:p text:style-name="P1"><text:span text:style-name="Source_20_Text">/interface list add name=InternalInterfaces comment="Trusted network interfaces (internal, clients vpn, etc)."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09:12:29.267803211</meta:creation-date>
    <dc:date>2022-04-11T10:11:46.054505887</dc:date>
    <meta:editing-duration>PT31M27S</meta:editing-duration>
    <meta:editing-cycles>1</meta:editing-cycles>
    <meta:document-statistic meta:table-count="0" meta:image-count="0" meta:object-count="0" meta:page-count="1" meta:paragraph-count="4" meta:word-count="56" meta:character-count="577" meta:non-whitespace-character-count="525"/>
    <meta:generator>LibreOffice/7.0.4.2$Linux_X86_64 LibreOffice_project/00$Build-2</meta:generator>
  </office:meta>
</office:document-meta>
</file>